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officeooo:rsid="0005eb6e" officeooo:paragraph-rsid="0005eb6e"/>
    </style:style>
    <style:style style:name="P2" style:family="paragraph" style:parent-style-name="Standard">
      <style:paragraph-properties fo:text-align="start" style:justify-single-word="false"/>
      <style:text-properties style:font-name="Verdana" officeooo:rsid="0005eb6e" officeooo:paragraph-rsid="0005eb6e"/>
    </style:style>
    <style:style style:name="P3" style:family="paragraph" style:parent-style-name="Standard">
      <style:paragraph-properties fo:text-align="center" style:justify-single-word="false"/>
      <style:text-properties style:font-name="Verdana" fo:font-size="14pt" officeooo:rsid="0005eb6e" officeooo:paragraph-rsid="0005eb6e" style:font-size-asian="14pt" style:font-size-complex="14pt"/>
    </style:style>
    <style:style style:name="P4" style:family="paragraph" style:parent-style-name="Standard">
      <style:paragraph-properties fo:text-align="start" style:justify-single-word="false"/>
      <style:text-properties style:font-name="Verdana" fo:font-weight="bold" officeooo:rsid="0005eb6e" officeooo:paragraph-rsid="0005eb6e" style:font-weight-asian="bold" style:font-weight-complex="bold"/>
    </style:style>
    <style:style style:name="P5"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Verdana" officeooo:rsid="0005eb6e" officeooo:paragraph-rsid="0005eb6e"/>
    </style:style>
    <style:style style:name="P6"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Verdana" fo:font-weight="normal" officeooo:rsid="0009c305" officeooo:paragraph-rsid="0009c305" style:font-weight-asian="normal" style:font-weight-complex="normal"/>
    </style:style>
    <style:style style:name="P7"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paragraph-rsid="0005eb6e"/>
    </style:style>
    <style:style style:name="P8"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Verdana" officeooo:rsid="000bff94" officeooo:paragraph-rsid="000bff94"/>
    </style:style>
    <style:style style:name="P9"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Verdana" officeooo:rsid="000bff94" officeooo:paragraph-rsid="000dec3f"/>
    </style:style>
    <style:style style:name="P1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Verdana" officeooo:rsid="00077bb4" officeooo:paragraph-rsid="00092f51"/>
    </style:style>
    <style:style style:name="P11"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Verdana" officeooo:rsid="000fc948" officeooo:paragraph-rsid="000fc948"/>
    </style:style>
    <style:style style:name="P12"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Verdana" officeooo:rsid="0005eb6e" officeooo:paragraph-rsid="0005eb6e"/>
    </style:style>
    <style:style style:name="P13"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Verdana" officeooo:rsid="0005eb6e" officeooo:paragraph-rsid="0005eb6e"/>
    </style:style>
    <style:style style:name="P1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Verdana" fo:font-weight="bold" officeooo:rsid="0005eb6e" officeooo:paragraph-rsid="000fc948" style:font-weight-asian="bold" style:font-weight-complex="bold"/>
    </style:style>
    <style:style style:name="P1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Verdana" fo:font-weight="bold" officeooo:rsid="000fc948" officeooo:paragraph-rsid="000fc948" style:font-weight-asian="bold" style:font-weight-complex="bold"/>
    </style:style>
    <style:style style:name="T1" style:family="text">
      <style:text-properties style:font-name="Verdana" officeooo:rsid="0005eb6e"/>
    </style:style>
    <style:style style:name="T2" style:family="text">
      <style:text-properties style:font-name="Verdana" officeooo:rsid="000dec3f"/>
    </style:style>
    <style:style style:name="T3" style:family="text">
      <style:text-properties officeooo:rsid="0009c305"/>
    </style:style>
    <style:style style:name="T4" style:family="text">
      <style:text-properties officeooo:rsid="000aac01"/>
    </style:style>
    <style:style style:name="T5" style:family="text">
      <style:text-properties officeooo:rsid="000bb150"/>
    </style:style>
    <style:style style:name="T6" style:family="text">
      <style:text-properties officeooo:rsid="000fc948"/>
    </style:style>
    <style:style style:name="T7" style:family="text">
      <style:text-properties officeooo:rsid="00077bb4"/>
    </style:style>
    <style:style style:name="T8" style:family="text">
      <style:text-properties officeooo:rsid="00104b21"/>
    </style:style>
    <style:style style:name="T9" style:family="text">
      <style:text-properties officeooo:rsid="0011051b"/>
    </style:style>
    <style:style style:name="T10" style:family="text">
      <style:text-properties officeooo:rsid="00113f7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pstone <text:span text:style-name="T4">2</text:span> Proposal</text:p>
      <text:p text:style-name="P1">Fred Berendse</text:p>
      <text:p text:style-name="P1"/>
      <text:p text:style-name="P4">Essential Questions</text:p>
      <text:p text:style-name="P2"/>
      <text:p text:style-name="P7"><text:span text:style-name="T1">1. </text:span><text:span text:style-name="T2">Can one accurately predict an institution’s completion rate for minority/low SES students based on institutional demographics? Which of these factors is most influential in completion rate?</text:span></text:p>
      <text:p text:style-name="P10"/>
      <text:p text:style-name="P9"><text:span text:style-name="T6">2. Can one predict a person’s probability of obtaining a </text:span>bachelor’s <text:span text:style-name="T5">degree based on one’s </text:span>gender, <text:span text:style-name="T5">race, ACT/SAT score, </text:span>financial aid status, <text:span text:style-name="T5">and state of </text:span>residence<text:span text:style-name="T5">? Which of these factors are most influential on probability for success? </text:span></text:p>
      <text:p text:style-name="P8"/>
      <text:p text:style-name="P4">Data</text:p>
      <text:p text:style-name="P2"/>
      <text:p text:style-name="P5">The primary data set I intend to use is the Integrated Post-secondary Education Data Set (IPEDS) from the National Center for Education Statistics. (<text:a xlink:type="simple" xlink:href="https://nces.ed.gov/ipeds/use-the-data" text:style-name="Internet_20_link" text:visited-style-name="Visited_20_Internet_20_Link">https://nces.ed.gov/ipeds/use-the-data</text:a>) The set <text:span text:style-name="T3">is comprised of</text:span> <text:span text:style-name="T3">annual surveys of</text:span> 7153 public and private 2-year and 4-year post-secondary institutions nationwide. <text:span text:style-name="T7">The set is organized into several survey tables that can be joined by institution ID. Graduation and completion rates are disaggregated by race and Pell Grant/Subsidized Stafford Loan (PG/SSL) status.</text:span></text:p>
      <text:p text:style-name="P14"/>
      <text:p text:style-name="P15">Modeling</text:p>
      <text:p text:style-name="P11"/>
      <text:p text:style-name="P11">I will utilize a variety of supervised learning models to predict 4-year and 6-year of an institution’s disaggregated graduation rates. Models to be considered include <text:span text:style-name="T10">regularized l</text:span>inear <text:span text:style-name="T10">r</text:span>egression, <text:span text:style-name="T10">r</text:span>andom <text:span text:style-name="T10">f</text:span>orest <text:span text:style-name="T10">r</text:span>egress<text:span text:style-name="T9">ion,</text:span> <text:span text:style-name="T8">gradient boost regression and, if time permits, a neural network. </text:span></text:p>
      <text:p text:style-name="P11"/>
      <text:p text:style-name="P15">Challenges <text:s/></text:p>
      <text:p text:style-name="P5"/>
      <text:p text:style-name="P12"><text:span text:style-name="T6">The biggest challenge I anticipate in this capstone is reducing the dimensionality of the dataset. I will attempt to do this by performing a singular value decomposition to identify the most variable features, then graph graduation rate vs each of the most variable features to determine if that feature is likely to have an impact.</text:span></text:p>
      <text:p text:style-name="P2"><text:tab/></text:p>
      <text:p text:style-name="P4">Viable Products</text:p>
      <text:p text:style-name="P4"/>
      <text:p text:style-name="P6">A minimum viable product for this project i<text:span text:style-name="T8">s an analysis of model accuracy for predicting overall graduation rate for a given demographic</text:span>. <text:span text:style-name="T8">A secondary viable product would be an analysis of the accuracy of the model for institutions of different sizes and reg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12:06:29.584528073</meta:creation-date>
    <meta:generator>LibreOffice/6.2.7.1$Linux_X86_64 LibreOffice_project/20$Build-1</meta:generator>
    <dc:date>2019-10-11T09:04:12.761209862</dc:date>
    <meta:editing-duration>PT13H31M7S</meta:editing-duration>
    <meta:editing-cycles>10</meta:editing-cycles>
    <meta:document-statistic meta:table-count="0" meta:image-count="0" meta:object-count="0" meta:page-count="1" meta:paragraph-count="14" meta:word-count="287" meta:character-count="1921" meta:non-whitespace-character-count="1641"/>
  </office:meta>
</office:document-meta>
</file>